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style:style>
    <style:style style:name="T3" style:parent-style-name="Standaardalinea-lettertype" style:family="text">
      <style:text-properties fo:font-size="9pt" style:font-size-asian="9pt" style:font-size-complex="9pt"/>
    </style:style>
    <style:style style:name="P4" style:parent-style-name="Standaard" style:family="paragraph">
      <style:text-properties fo:font-size="16pt" style:font-size-asian="16pt" style:font-size-complex="16pt"/>
    </style:style>
    <style:style style:name="P5" style:parent-style-name="Standaard" style:family="paragraph">
      <style:text-properties fo:font-size="16pt" style:font-size-asian="16pt" style:font-size-complex="16pt"/>
    </style:style>
    <style:style style:name="TableColumn7" style:family="table-column">
      <style:table-column-properties style:column-width="1.9659in"/>
    </style:style>
    <style:style style:name="TableColumn8" style:family="table-column">
      <style:table-column-properties style:column-width="1.9659in"/>
    </style:style>
    <style:style style:name="TableColumn9" style:family="table-column">
      <style:table-column-properties style:column-width="1.9666in"/>
    </style:style>
    <style:style style:name="Table6" style:family="table">
      <style:table-properties style:width="5.8986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Standa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ard"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Standaard"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Standaard"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Standaard"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Standaard"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Standaard"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Standaard" style:family="paragraph">
      <style:paragraph-properties fo:margin-bottom="0in" fo:line-height="100%"/>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fo:margin-bottom="0in" fo:line-height="1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style>
    <style:style style:name="T66" style:parent-style-name="Standaardalinea-lettertype" style:family="text">
      <style:text-properties fo:font-size="16pt" style:font-size-asian="16pt" style:font-size-complex="16pt"/>
    </style:style>
    <style:style style:name="P67" style:parent-style-name="Lijstalinea" style:list-style-name="LFO9" style:family="paragraph"/>
    <style:style style:name="P68" style:parent-style-name="Lijstalinea" style:list-style-name="LFO9" style:family="paragraph"/>
    <style:style style:name="P69" style:parent-style-name="Lijstalinea" style:list-style-name="LFO9" style:family="paragraph"/>
    <style:style style:name="P70" style:parent-style-name="Lijstalinea" style:list-style-name="LFO9" style:family="paragraph"/>
    <style:style style:name="P71" style:parent-style-name="Lijstalinea" style:list-style-name="LFO9" style:family="paragraph"/>
    <style:style style:name="P72" style:parent-style-name="Lijstalinea" style:list-style-name="LFO9" style:family="paragraph"/>
    <style:style style:name="P73" style:parent-style-name="Lijstalinea" style:list-style-name="LFO9" style:family="paragraph"/>
    <style:style style:name="P74" style:parent-style-name="Standaard" style:family="paragraph">
      <style:text-properties fo:font-size="16pt" style:font-size-asian="16pt" style:font-size-complex="16pt"/>
    </style:style>
    <style:style style:name="P75" style:parent-style-name="Lijstalinea" style:list-style-name="LFO10" style:family="paragraph"/>
    <style:style style:name="P76" style:parent-style-name="Lijstalinea" style:list-style-name="LFO10" style:family="paragraph">
      <style:text-properties fo:color="#00B050"/>
    </style:style>
    <style:style style:name="P77" style:parent-style-name="Lijstalinea" style:list-style-name="LFO10" style:family="paragraph">
      <style:text-properties fo:color="#00B050"/>
    </style:style>
    <style:style style:name="P78" style:parent-style-name="Lijstalinea" style:list-style-name="LFO10" style:family="paragraph">
      <style:text-properties fo:color="#00B050"/>
    </style:style>
    <style:style style:name="P79" style:parent-style-name="Lijstalinea" style:list-style-name="LFO10" style:family="paragraph">
      <style:text-properties fo:color="#00B050"/>
    </style:style>
    <style:style style:name="P80" style:parent-style-name="Lijstalinea" style:list-style-name="LFO10" style:family="paragraph">
      <style:text-properties fo:color="#00B050"/>
    </style:style>
    <style:style style:name="P81" style:parent-style-name="Lijstalinea" style:list-style-name="LFO10" style:family="paragraph">
      <style:text-properties fo:color="#00B050"/>
    </style:style>
    <style:style style:name="P82" style:parent-style-name="Lijstalinea" style:list-style-name="LFO10" style:family="paragraph">
      <style:text-properties fo:color="#00B050"/>
    </style:style>
    <style:style style:name="P83" style:parent-style-name="Lijstalinea" style:list-style-name="LFO10" style:family="paragraph">
      <style:text-properties fo:color="#00B050"/>
    </style:style>
    <style:style style:name="P84" style:parent-style-name="Lijstalinea" style:list-style-name="LFO10" style:family="paragraph">
      <style:text-properties fo:color="#00B050"/>
    </style:style>
    <style:style style:name="P85" style:parent-style-name="Lijstalinea" style:list-style-name="LFO10" style:family="paragraph">
      <style:text-properties fo:color="#00B050"/>
    </style:style>
    <style:style style:name="P86" style:parent-style-name="Lijstalinea" style:list-style-name="LFO10" style:family="paragraph"/>
    <style:style style:name="P87" style:parent-style-name="Lijstalinea" style:list-style-name="LFO10" style:family="paragraph"/>
    <style:style style:name="P88" style:parent-style-name="Lijstalinea" style:list-style-name="LFO10" style:family="paragraph"/>
    <style:style style:name="P89" style:parent-style-name="Lijstalinea" style:list-style-name="LFO10" style:family="paragraph"/>
    <style:style style:name="P90" style:parent-style-name="Lijstalinea" style:list-style-name="LFO10" style:family="paragraph"/>
    <style:style style:name="P91" style:parent-style-name="Lijstalinea" style:list-style-name="LFO10" style:family="paragraph"/>
    <style:style style:name="P92" style:parent-style-name="Lijstalinea" style:list-style-name="LFO10" style:family="paragraph"/>
    <style:style style:name="P93" style:parent-style-name="Lijstalinea" style:list-style-name="LFO10" style:family="paragraph"/>
    <style:style style:name="P94" style:parent-style-name="Lijstalinea" style:list-style-name="LFO10" style:family="paragraph"/>
    <style:style style:name="P95" style:parent-style-name="Lijstalinea" style:list-style-name="LFO10" style:family="paragraph"/>
    <style:style style:name="P96" style:parent-style-name="Lijstalinea" style:list-style-name="LFO10" style:family="paragraph"/>
    <style:style style:name="P97" style:parent-style-name="Lijstalinea" style:list-style-name="LFO10" style:family="paragraph"/>
    <style:style style:name="P98" style:parent-style-name="Lijstalinea" style:list-style-name="LFO10" style:family="paragraph"/>
    <style:style style:name="P99" style:parent-style-name="Lijstalinea" style:list-style-name="LFO10" style:family="paragraph"/>
    <style:style style:name="P100" style:parent-style-name="Lijstalinea" style:list-style-name="LFO10" style:family="paragraph"/>
    <style:style style:name="P101" style:parent-style-name="Lijstalinea" style:list-style-name="LFO10" style:family="paragraph"/>
    <style:style style:name="P102" style:parent-style-name="Lijstalinea" style:list-style-name="LFO10" style:family="paragraph"/>
    <style:style style:name="P103" style:parent-style-name="Lijstalinea" style:list-style-name="LFO10" style:family="paragraph"/>
    <style:style style:name="P104" style:parent-style-name="Lijstalinea" style:list-style-name="LFO10" style:family="paragraph"/>
    <style:style style:name="P105" style:parent-style-name="Lijstalinea" style:list-style-name="LFO10" style:family="paragraph"/>
    <style:style style:name="P106" style:parent-style-name="Lijstalinea" style:list-style-name="LFO10" style:family="paragraph"/>
    <style:style style:name="P107" style:parent-style-name="Lijstalinea" style:list-style-name="LFO10" style:family="paragraph"/>
    <style:style style:name="P108" style:parent-style-name="Standaard" style:family="paragraph">
      <style:text-properties fo:font-size="16pt" style:font-size-asian="16pt" style:font-size-complex="16pt"/>
    </style:style>
    <style:style style:name="P109" style:parent-style-name="Standaard" style:family="paragraph">
      <style:text-properties fo:font-size="14pt" style:font-size-asian="14pt" style:font-size-complex="14pt"/>
    </style:style>
    <style:style style:name="P110" style:parent-style-name="Standaard" style:family="paragraph">
      <style:text-properties fo:font-size="16pt" style:font-size-asian="16pt" style:font-size-complex="16pt"/>
    </style:style>
    <style:style style:name="P111" style:parent-style-name="Standaard" style:family="paragraph">
      <style:text-properties fo:font-size="14pt" style:font-size-asian="14pt" style:font-size-complex="14pt"/>
    </style:style>
    <style:style style:name="P112" style:parent-style-name="Standaard" style:family="paragraph">
      <style:text-properties fo:font-size="14pt" style:font-size-asian="14pt" style:font-size-complex="14pt"/>
    </style:style>
    <style:style style:name="P113" style:parent-style-name="Lijstalinea" style:list-style-name="LFO11" style:family="paragraph"/>
    <style:style style:name="P114" style:parent-style-name="Lijstalinea" style:list-style-name="LFO11" style:family="paragraph"/>
    <style:style style:name="P115" style:parent-style-name="Lijstalinea" style:list-style-name="LFO11" style:family="paragraph"/>
    <style:style style:name="P116" style:parent-style-name="Lijstalinea" style:list-style-name="LFO11" style:family="paragraph"/>
    <style:style style:name="P117" style:parent-style-name="Lijstalinea" style:list-style-name="LFO11" style:family="paragraph"/>
    <style:style style:name="P118" style:parent-style-name="Lijstalinea" style:list-style-name="LFO11" style:family="paragraph"/>
    <style:style style:name="P119" style:parent-style-name="Lijstalinea" style:list-style-name="LFO12" style:family="paragraph"/>
    <style:style style:name="P120" style:parent-style-name="Lijstalinea" style:list-style-name="LFO12" style:family="paragraph"/>
    <style:style style:name="P121" style:parent-style-name="Lijstalinea" style:list-style-name="LFO12" style:family="paragraph"/>
    <style:style style:name="P122" style:parent-style-name="Lijstalinea" style:list-style-name="LFO12" style:family="paragraph"/>
    <style:style style:name="P123" style:parent-style-name="Lijstalinea" style:list-style-name="LFO12" style:family="paragraph"/>
    <style:style style:name="P124" style:parent-style-name="Lijstalinea" style:list-style-name="LFO13" style:family="paragraph"/>
    <style:style style:name="P125" style:parent-style-name="Lijstalinea" style:list-style-name="LFO13" style:family="paragraph"/>
    <style:style style:name="P126" style:parent-style-name="Lijstalinea" style:list-style-name="LFO13" style:family="paragraph"/>
    <style:style style:name="P127" style:parent-style-name="Lijstalinea" style:list-style-name="LFO13" style:family="paragraph"/>
    <style:style style:name="P128" style:parent-style-name="Standaard" style:family="paragraph">
      <style:text-properties fo:font-size="14pt" style:font-size-asian="14pt" style:font-size-complex="14pt"/>
    </style:style>
    <style:style style:name="P129" style:parent-style-name="Standaard" style:family="paragraph">
      <style:text-properties fo:font-size="16pt" style:font-size-asian="16pt" style:font-size-complex="16pt"/>
    </style:style>
    <style:style style:name="P130" style:parent-style-name="Standaard" style:family="paragraph">
      <style:text-properties fo:font-size="14pt" style:font-size-asian="14pt" style:font-size-complex="14pt"/>
    </style:style>
    <style:style style:name="P131" style:parent-style-name="Lijstalinea" style:list-style-name="LFO14" style:family="paragraph"/>
    <style:style style:name="P132" style:parent-style-name="Lijstalinea" style:list-style-name="LFO14" style:family="paragraph"/>
    <style:style style:name="P133" style:parent-style-name="Lijstalinea" style:list-style-name="LFO14" style:family="paragraph"/>
    <style:style style:name="P134" style:parent-style-name="Lijstalinea" style:list-style-name="LFO14" style:family="paragraph"/>
    <style:style style:name="P135" style:parent-style-name="Lijstalinea" style:list-style-name="LFO14" style:family="paragraph"/>
    <style:style style:name="P136" style:parent-style-name="Lijstalinea" style:list-style-name="LFO14" style:family="paragraph"/>
    <style:style style:name="P137" style:parent-style-name="Lijstalinea" style:list-style-name="LFO14" style:family="paragraph"/>
    <style:style style:name="P138" style:parent-style-name="Lijstalinea" style:list-style-name="LFO14" style:family="paragraph"/>
    <style:style style:name="P139" style:parent-style-name="Lijstalinea" style:list-style-name="LFO14" style:family="paragraph"/>
    <style:style style:name="P140" style:parent-style-name="Lijstalinea" style:list-style-name="LFO14" style:family="paragraph"/>
    <style:style style:name="P141" style:parent-style-name="Standaard" style:family="paragraph">
      <style:text-properties fo:font-weight="bold" style:font-weight-asian="bold" fo:font-size="12pt" style:font-size-asian="12pt" style:font-size-complex="12pt"/>
    </style:style>
    <style:style style:name="P142" style:parent-style-name="Standaard" style:family="paragraph">
      <style:text-properties fo:font-weight="bold" style:font-weight-asian="bold" fo:font-size="12pt" style:font-size-asian="12pt" style:font-size-complex="12pt"/>
    </style:style>
    <style:style style:name="P143" style:parent-style-name="Standaard" style:family="paragraph">
      <style:text-properties fo:font-weight="bold" style:font-weight-asian="bold" fo:font-size="12pt" style:font-size-asian="12pt" style:font-size-complex="12pt" fo:language="en" fo:country="US"/>
    </style:style>
    <style:style style:name="T144" style:parent-style-name="Standaardalinea-lettertype" style:family="text">
      <style:text-properties fo:language="en" fo:country="US"/>
    </style:style>
    <style:style style:name="P145" style:parent-style-name="Standaard" style:family="paragraph">
      <style:text-properties fo:font-weight="bold" style:font-weight-asian="bold" fo:font-size="12pt" style:font-size-asian="12pt" style:font-size-complex="12pt"/>
    </style:style>
    <style:style style:name="P146" style:parent-style-name="Standaard" style:family="paragraph">
      <style:text-properties fo:font-weight="bold" style:font-weight-asian="bold" fo:font-size="12pt" style:font-size-asian="12pt" style:font-size-complex="12pt"/>
    </style:style>
    <style:style style:name="P147" style:parent-style-name="Standaard" style:family="paragraph">
      <style:text-properties fo:font-weight="bold" style:font-weight-asian="bold" fo:font-size="12pt" style:font-size-asian="12pt" style:font-size-complex="12pt"/>
    </style:style>
    <style:style style:name="P148" style:parent-style-name="Standaard" style:family="paragraph">
      <style:text-properties fo:font-weight="bold" style:font-weight-asian="bold" fo:font-size="12pt" style:font-size-asian="12pt" style:font-size-complex="12pt"/>
    </style:style>
    <style:style style:name="P149" style:parent-style-name="Standaard" style:family="paragraph">
      <style:text-properties fo:font-weight="bold" style:font-weight-asian="bold" fo:font-size="12pt" style:font-size-asian="12pt" style:font-size-complex="12pt"/>
    </style:style>
    <style:style style:name="P150" style:parent-style-name="Standaard" style:family="paragraph">
      <style:text-properties fo:font-weight="bold" style:font-weight-asian="bold" fo:font-size="12pt" style:font-size-asian="12pt" style:font-size-complex="12pt"/>
    </style:style>
    <style:style style:name="P151" style:parent-style-name="Standaard" style:family="paragraph">
      <style:text-properties fo:font-weight="bold" style:font-weight-asian="bold" fo:font-size="12pt" style:font-size-asian="12pt" style:font-size-complex="12pt"/>
    </style:style>
    <style:style style:name="P152" style:parent-style-name="Standaard" style:family="paragraph">
      <style:text-properties fo:font-size="14pt" style:font-size-asian="14pt" style:font-size-complex="14pt"/>
    </style:style>
    <style:style style:name="P153" style:parent-style-name="Standaard" style:family="paragraph">
      <style:text-properties fo:language="en" fo:country="US"/>
    </style:style>
    <style:style style:name="P154" style:parent-style-name="Standaard" style:family="paragraph">
      <style:text-properties fo:language="en" fo:country="US"/>
    </style:style>
    <style:style style:name="P155" style:parent-style-name="Standaard" style:family="paragraph">
      <style:text-properties fo:language="en" fo:country="US"/>
    </style:style>
    <style:style style:name="T156" style:parent-style-name="Standaardalinea-lettertype" style:family="text">
      <style:text-properties fo:color="#FF0000"/>
    </style:style>
    <style:style style:name="T157" style:parent-style-name="Standaardalinea-lettertype" style:family="text">
      <style:text-properties fo:language="en" fo:country="US"/>
    </style:style>
    <style:style style:name="T158" style:parent-style-name="Standaardalinea-lettertype" style:family="text">
      <style:text-properties fo:language="en" fo:country="US"/>
    </style:style>
    <style:style style:name="T159" style:parent-style-name="Standaardalinea-lettertype" style:family="text">
      <style:text-properties fo:language="en" fo:country="US"/>
    </style:style>
    <style:style style:name="T160" style:parent-style-name="Standaardalinea-lettertype" style:family="text">
      <style:text-properties fo:color="#FF0000" fo:language="en" fo:country="US"/>
    </style:style>
    <style:style style:name="T161" style:parent-style-name="Standaardalinea-lettertype" style:family="text">
      <style:text-properties fo:language="en" fo:country="US"/>
    </style:style>
    <style:style style:name="T162" style:parent-style-name="Standaardalinea-lettertype" style:family="text">
      <style:text-properties fo:language="en" fo:country="US"/>
    </style:style>
    <style:style style:name="T163" style:parent-style-name="Standaardalinea-lettertype" style:family="text">
      <style:text-properties fo:color="#FF0000" fo:language="en" fo:country="US"/>
    </style:style>
    <style:style style:name="T164" style:parent-style-name="Standaardalinea-lettertype" style:family="text">
      <style:text-properties fo:language="en" fo:country="US"/>
    </style:style>
    <style:style style:name="T165" style:parent-style-name="Standaardalinea-lettertype" style:family="text">
      <style:text-properties fo:language="en" fo:country="US"/>
    </style:style>
    <style:style style:name="T166" style:parent-style-name="Standaardalinea-lettertype" style:family="text">
      <style:text-properties fo:color="#00B050" fo:language="en" fo:country="US"/>
    </style:style>
    <style:style style:name="T167" style:parent-style-name="Standaardalinea-lettertype" style:family="text">
      <style:text-properties fo:language="en" fo:country="US"/>
    </style:style>
    <style:style style:name="T168" style:parent-style-name="Standaardalinea-lettertype" style:family="text">
      <style:text-properties fo:language="en" fo:country="US"/>
    </style:style>
    <style:style style:name="T169" style:parent-style-name="Standaardalinea-lettertype" style:family="text">
      <style:text-properties fo:color="#FF0000" fo:language="en" fo:country="US"/>
    </style:style>
    <style:style style:name="T170" style:parent-style-name="Standaardalinea-lettertype" style:family="text">
      <style:text-properties fo:language="en" fo:country="US"/>
    </style:style>
    <style:style style:name="T171" style:parent-style-name="Standaardalinea-lettertype" style:family="text">
      <style:text-properties fo:language="en" fo:country="US"/>
    </style:style>
    <style:style style:name="T172" style:parent-style-name="Standaardalinea-lettertype" style:family="text">
      <style:text-properties fo:language="en" fo:country="US"/>
    </style:style>
    <style:style style:name="T173" style:parent-style-name="Standaardalinea-lettertype" style:family="text">
      <style:text-properties fo:language="en" fo:country="US"/>
    </style:style>
    <style:style style:name="T174" style:parent-style-name="Standaardalinea-lettertype" style:family="text">
      <style:text-properties fo:language="en" fo:country="US"/>
    </style:style>
    <style:style style:name="T175" style:parent-style-name="Standaardalinea-lettertype" style:family="text">
      <style:text-properties fo:language="en" fo:country="US"/>
    </style:style>
    <style:style style:name="T176" style:parent-style-name="Standaardalinea-lettertype" style:family="text">
      <style:text-properties fo:language="en" fo:country="US"/>
    </style:style>
    <style:style style:name="T177" style:parent-style-name="Standaardalinea-lettertype" style:family="text">
      <style:text-properties fo:color="#FF0000" fo:language="en" fo:country="US"/>
    </style:style>
    <style:style style:name="T178" style:parent-style-name="Standaardalinea-lettertype" style:family="text">
      <style:text-properties fo:language="en" fo:country="US"/>
    </style:style>
    <style:style style:name="T179" style:parent-style-name="Standaardalinea-lettertype" style:family="text">
      <style:text-properties fo:language="en" fo:country="US"/>
    </style:style>
    <style:style style:name="T180" style:parent-style-name="Standaardalinea-lettertype" style:family="text">
      <style:text-properties fo:language="en" fo:country="US"/>
    </style:style>
    <style:style style:name="T181" style:parent-style-name="Standaardalinea-lettertype" style:family="text">
      <style:text-properties fo:language="en" fo:country="US"/>
    </style:style>
    <style:style style:name="T182" style:parent-style-name="Standaardalinea-lettertype" style:family="text">
      <style:text-properties fo:language="en" fo:country="US"/>
    </style:style>
    <style:style style:name="T183" style:parent-style-name="Standaardalinea-lettertype" style:family="text">
      <style:text-properties fo:language="en" fo:country="US"/>
    </style:style>
    <style:style style:name="T184" style:parent-style-name="Standaardalinea-lettertype" style:family="text">
      <style:text-properties fo:language="en" fo:country="US"/>
    </style:style>
    <style:style style:name="T185" style:parent-style-name="Standaardalinea-lettertype" style:family="text">
      <style:text-properties fo:color="#00B050" fo:language="en" fo:country="US"/>
    </style:style>
    <style:style style:name="P186" style:parent-style-name="Lijstalinea" style:list-style-name="LFO15" style:family="paragraph"/>
    <style:style style:name="P187" style:parent-style-name="Lijstalinea" style:list-style-name="LFO15" style:family="paragraph"/>
    <style:style style:name="P188" style:parent-style-name="Standaard" style:family="paragraph">
      <style:text-properties fo:font-size="14pt" style:font-size-asian="14pt" style:font-size-complex="14pt"/>
    </style:style>
    <style:style style:name="P189" style:parent-style-name="Standaard" style:family="paragraph">
      <style:text-properties fo:font-size="16pt" style:font-size-asian="16pt" style:font-size-complex="16pt"/>
    </style:style>
    <style:style style:name="P190" style:parent-style-name="Standaard" style:family="paragraph">
      <style:text-properties fo:font-size="14pt" style:font-size-asian="14pt" style:font-size-complex="14pt"/>
    </style:style>
    <style:style style:name="P191" style:parent-style-name="Standaard" style:family="paragraph">
      <style:text-properties fo:font-weight="bold" style:font-weight-asian="bold" fo:font-size="12pt" style:font-size-asian="12pt" style:font-size-complex="12pt"/>
    </style:style>
    <style:style style:name="P192" style:parent-style-name="Lijstalinea" style:list-style-name="LFO16" style:family="paragraph"/>
    <style:style style:name="P193" style:parent-style-name="Lijstalinea" style:list-style-name="LFO16" style:family="paragraph"/>
    <style:style style:name="P194" style:parent-style-name="Lijstalinea" style:list-style-name="LFO16" style:family="paragraph"/>
    <style:style style:name="P195" style:parent-style-name="Lijstalinea" style:list-style-name="LFO16" style:family="paragraph"/>
    <style:style style:name="P196" style:parent-style-name="Lijstalinea" style:list-style-name="LFO16" style:family="paragraph"/>
    <style:style style:name="P197" style:parent-style-name="Lijstalinea" style:list-style-name="LFO16" style:family="paragraph"/>
    <style:style style:name="P198" style:parent-style-name="Standaard" style:family="paragraph">
      <style:text-properties fo:font-weight="bold" style:font-weight-asian="bold" fo:font-style="italic" style:font-style-asian="italic"/>
    </style:style>
    <style:style style:name="T199" style:parent-style-name="Standaardalinea-lettertype" style:family="text">
      <style:text-properties fo:language="en" fo:country="US"/>
    </style:style>
    <style:style style:name="T200" style:parent-style-name="Standaardalinea-lettertype" style:family="text">
      <style:text-properties fo:language="en" fo:country="US"/>
    </style:style>
    <style:style style:name="T201" style:parent-style-name="Standaardalinea-lettertype" style:family="text">
      <style:text-properties fo:language="en" fo:country="US"/>
    </style:style>
    <style:style style:name="P202" style:parent-style-name="Standaard" style:family="paragraph">
      <style:text-properties fo:font-weight="bold" style:font-weight-asian="bold" fo:font-style="italic" style:font-style-asian="italic"/>
    </style:style>
    <style:style style:name="T203" style:parent-style-name="Standaardalinea-lettertype" style:family="text">
      <style:text-properties fo:language="en" fo:country="US"/>
    </style:style>
    <style:style style:name="T204" style:parent-style-name="Standaardalinea-lettertype" style:family="text">
      <style:text-properties fo:language="en" fo:country="US"/>
    </style:style>
    <style:style style:name="T205" style:parent-style-name="Standaardalinea-lettertype" style:family="text">
      <style:text-properties fo:language="en" fo:country="US"/>
    </style:style>
    <style:style style:name="T206" style:parent-style-name="Standaardalinea-lettertype" style:family="text">
      <style:text-properties fo:language="en" fo:country="US"/>
    </style:style>
    <style:style style:name="T207" style:parent-style-name="Standaardalinea-lettertype" style:family="text">
      <style:text-properties fo:language="en" fo:country="US"/>
    </style:style>
    <style:style style:name="T208" style:parent-style-name="Standaardalinea-lettertype" style:family="text">
      <style:text-properties fo:language="en" fo:country="US"/>
    </style:style>
    <style:style style:name="T209" style:parent-style-name="Standaardalinea-lettertype" style:family="text">
      <style:text-properties fo:language="en" fo:country="US"/>
    </style:style>
    <style:style style:name="T210" style:parent-style-name="Standaardalinea-lettertype" style:family="text">
      <style:text-properties fo:language="en" fo:country="US"/>
    </style:style>
    <style:style style:name="P211" style:parent-style-name="Standaard" style:family="paragraph">
      <style:text-properties fo:font-weight="bold" style:font-weight-asian="bold" fo:font-style="italic" style:font-style-asian="italic"/>
    </style:style>
    <style:style style:name="P212" style:parent-style-name="Standaard" style:family="paragraph">
      <style:text-properties fo:font-weight="bold" style:font-weight-asian="bold" fo:font-style="italic" style:font-style-asian="italic"/>
    </style:style>
    <style:style style:name="P213" style:parent-style-name="Standaard" style:family="paragraph">
      <style:text-properties fo:font-weight="bold" style:font-weight-asian="bold" fo:font-style="italic" style:font-style-asian="italic"/>
    </style:style>
    <style:style style:name="T214" style:parent-style-name="Standaardalinea-lettertype" style:family="text">
      <style:text-properties fo:language="en" fo:country="US"/>
    </style:style>
    <style:style style:name="T215" style:parent-style-name="Standaardalinea-lettertype" style:family="text">
      <style:text-properties fo:language="en" fo:country="US"/>
    </style:style>
    <style:style style:name="T216" style:parent-style-name="Standaardalinea-lettertype" style:family="text">
      <style:text-properties fo:language="en" fo:country="US"/>
    </style:style>
    <style:style style:name="T217" style:parent-style-name="Standaardalinea-lettertype" style:family="text">
      <style:text-properties fo:language="en" fo:country="US"/>
    </style:style>
    <style:style style:name="T218" style:parent-style-name="Standaardalinea-lettertype" style:family="text">
      <style:text-properties fo:language="en" fo:country="US"/>
    </style:style>
    <style:style style:name="T219" style:parent-style-name="Standaardalinea-lettertype" style:family="text">
      <style:text-properties fo:language="en" fo:country="US"/>
    </style:style>
    <style:style style:name="P220" style:parent-style-name="Standaard" style:family="paragraph">
      <style:text-properties fo:font-weight="bold" style:font-weight-asian="bold" fo:font-style="italic" style:font-style-asian="italic"/>
    </style:style>
    <style:style style:name="T221" style:parent-style-name="Standaardalinea-lettertype" style:family="text">
      <style:text-properties fo:language="en" fo:country="US"/>
    </style:style>
    <style:style style:name="T222" style:parent-style-name="Standaardalinea-lettertype" style:family="text">
      <style:text-properties fo:language="en" fo:country="US"/>
    </style:style>
  </office:automatic-styles>
  <office:body>
    <office:text text:use-soft-page-breaks="true">
      <text:p text:style-name="P1"><text:span text:style-name="T2">Proto-GDD voor Gamelab 3</text:span><text:line-break/><text:span text:style-name="T3">Door: Mack Mendes Moreira, Project Groep T.B.A</text:span></text:p>
      <text:p text:style-name="P4">Inleiding</text:p>
      <text:p text:style-name="Standaard">Dit document is onze onofficiële game design document voor onze Gamelab 3 project. Hier zullen we al onze voorstellen in verwerken zodat we na of rond het einde van de zomervakantie snel een officiële game design document kunnen maken en dus sneller in de eerste development fase kunnen gaan starten.<text:s/></text:p>
      <text:p text:style-name="Standaard">In dit document zullen er ook regels komen. Deze regels zullen ervoor zorgen dat dit document zo schoon en overzichtelijk mogelijk blijft. De regels zullen erover hebben hoe jullie nieuwe ideeën kunnen toevoegen en bestaande ideeën aanpassen. De regels zullen in hun eigen hoofdstuk verder besproken worden.</text:p>
      <text:p text:style-name="P5">Leden</text:p>
      <text:p text:style-name="Standaard">Hieronder volgt een lijst met de groepsleden van ons groepje. De groep zelf heeft nog geen naam, maar zullen we in de aankomende tijd samen moeten verzinnen. We hebben nog niet besloten wie welke rol krijgt, maar dat is voor nu ook niet van belang. Wel staan onze disciplines achter onze namen.</text:p>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Lid</text:p>
          </table:table-cell>
          <table:table-cell table:style-name="TableCell13">
            <text:p text:style-name="P14">Discipline</text:p>
          </table:table-cell>
          <table:table-cell table:style-name="TableCell15">
            <text:p text:style-name="P16">Rol</text:p>
          </table:table-cell>
        </table:table-row>
        <table:table-row table:style-name="TableRow17">
          <table:table-cell table:style-name="TableCell18">
            <text:p text:style-name="P19">Mack Mendes Moreira</text:p>
          </table:table-cell>
          <table:table-cell table:style-name="TableCell20">
            <text:p text:style-name="P21">Programmer</text:p>
          </table:table-cell>
          <table:table-cell table:style-name="TableCell22">
            <text:p text:style-name="P23">T.B.A</text:p>
          </table:table-cell>
        </table:table-row>
        <table:table-row table:style-name="TableRow24">
          <table:table-cell table:style-name="TableCell25">
            <text:p text:style-name="P26">Zinedine Sghari</text:p>
          </table:table-cell>
          <table:table-cell table:style-name="TableCell27">
            <text:p text:style-name="P28">Programmer</text:p>
          </table:table-cell>
          <table:table-cell table:style-name="TableCell29">
            <text:p text:style-name="P30">T.B.A</text:p>
          </table:table-cell>
        </table:table-row>
        <table:table-row table:style-name="TableRow31">
          <table:table-cell table:style-name="TableCell32">
            <text:p text:style-name="P33">Harold de Jong</text:p>
          </table:table-cell>
          <table:table-cell table:style-name="TableCell34">
            <text:p text:style-name="P35">Programmer</text:p>
          </table:table-cell>
          <table:table-cell table:style-name="TableCell36">
            <text:p text:style-name="P37">T.B.A</text:p>
          </table:table-cell>
        </table:table-row>
        <table:table-row table:style-name="TableRow38">
          <table:table-cell table:style-name="TableCell39">
            <text:p text:style-name="P40">Sven Evertse</text:p>
          </table:table-cell>
          <table:table-cell table:style-name="TableCell41">
            <text:p text:style-name="P42">Programmer</text:p>
          </table:table-cell>
          <table:table-cell table:style-name="TableCell43">
            <text:p text:style-name="P44">T.B.A</text:p>
          </table:table-cell>
        </table:table-row>
        <table:table-row table:style-name="TableRow45">
          <table:table-cell table:style-name="TableCell46">
            <text:p text:style-name="P47">Anthony Smidt</text:p>
          </table:table-cell>
          <table:table-cell table:style-name="TableCell48">
            <text:p text:style-name="P49">Artist</text:p>
          </table:table-cell>
          <table:table-cell table:style-name="TableCell50">
            <text:p text:style-name="P51">T.B.A</text:p>
          </table:table-cell>
        </table:table-row>
        <table:table-row table:style-name="TableRow52">
          <table:table-cell table:style-name="TableCell53">
            <text:p text:style-name="P54">Michiel Adriaansens</text:p>
          </table:table-cell>
          <table:table-cell table:style-name="TableCell55">
            <text:p text:style-name="P56">Artist</text:p>
          </table:table-cell>
          <table:table-cell table:style-name="TableCell57">
            <text:p text:style-name="P58">T.B.A</text:p>
          </table:table-cell>
        </table:table-row>
        <table:table-row table:style-name="TableRow59">
          <table:table-cell table:style-name="TableCell60">
            <text:p text:style-name="P61">Kevin de Greeff</text:p>
          </table:table-cell>
          <table:table-cell table:style-name="TableCell62">
            <text:p text:style-name="P63">Artist</text:p>
          </table:table-cell>
          <table:table-cell table:style-name="TableCell64">
            <text:p text:style-name="P65">T.B.A</text:p>
          </table:table-cell>
        </table:table-row>
      </table:table>
      <text:p text:style-name="Standaard"><text:line-break/><text:span text:style-name="T66">Regels voor het toevoegen van ideeën<text:s/></text:span></text:p>
      <text:p text:style-name="Standaard">Hieronder volgt een lijst met spelregels. Er kunnen uitzonderingen gemaakt worden voor speciale/twijfel gevallen.</text:p>
      <text:list text:style-name="LFO9" text:continue-numbering="true">
        <text:list-item>
          <text:p text:style-name="P67">Als je een idee hebt, hoe klein die ook maak zijn, maak je er een subhoofdstuk van binnen in de hoofdstuk van de categorie van je idee. Wat is een subhoofdstuk? Dit is een hoofdstuk met een titel die een lettertype van 14 heeft. Een normale hoofdstuk heeft een titel met een lettertype van 16.<text:s/></text:p>
        </text:list-item>
        <text:list-item>
          <text:p text:style-name="P68">Elk nieuw subhoofdstuk moet onderin worden gezet in zijn hoofdstuk.</text:p>
        </text:list-item>
        <text:list-item>
          <text:p text:style-name="P69">Bij elk nieuw idee zet je de volgende dingen neer: jouw naam (meerdere namen als het door meerdere personen bedacht is.), de datum van wanneer het idee toegevoegd was.</text:p>
        </text:list-item>
        <text:list-item>
          <text:p text:style-name="P70">Leg zo goed mogelijk uit wat je bedoeld. Beschrijf het met zoveel detail mogelijk, zodat wij het beter kunnen begrijpen.</text:p>
        </text:list-item>
        <text:list-item>
          <text:p text:style-name="P71">Verwijder niet de ideeën (subhoofdstukken/alinea’s) van anderen.</text:p>
        </text:list-item>
        <text:list-item>
          <text:p text:style-name="P72">Wanneer je verder op iemand idee wilt (bij)werken, verander je niet de alinea’s van dat persoon. Voeg simpel weg een nieuwe alinea toe binnen in dat subhoofdstuk met jouw naam en datum boven de alinea.<text:s/></text:p>
        </text:list-item>
      </text:list>
      <text:p text:style-name="Lijstalinea"/>
      <text:list text:style-name="LFO9" text:continue-numbering="true">
        <text:list-item>
          <text:p text:style-name="P73">Omdat dit de proto-GDD is hoef je niet jouw eigen idee”en te verwijderen als je het zelf niks meer vindt. Anderen kunnen jouw idee nog wel wat vinden.</text:p>
        </text:list-item>
      </text:list>
      <text:p text:style-name="P74">Categorieën</text:p>
      <text:p text:style-name="Standaard">De categorie van jouw idee bepaal je door simpel weg te kijken waar jouw idee het meest te maken heeft. Hieronder volgt een lijst met categorien en eventuele subcategorien. De lijst kan uiteraard bewerkt worden, indien dit nodig zal zijn.</text:p>
      <text:list text:style-name="LFO10" text:continue-numbering="true">
        <text:list-item>
          <text:p text:style-name="P75">Game Mechanics</text:p>
          <text:list text:continue-numbering="true">
            <text:list-item>
              <text:p text:style-name="P76">Doelen</text:p>
            </text:list-item>
            <text:list-item>
              <text:p text:style-name="P77">Currency</text:p>
            </text:list-item>
            <text:list-item>
              <text:p text:style-name="P78">Minigames</text:p>
            </text:list-item>
          </text:list>
        </text:list-item>
        <text:list-item>
          <text:p text:style-name="P79">Player</text:p>
          <text:list text:continue-numbering="true">
            <text:list-item>
              <text:p text:style-name="P80">Skills</text:p>
            </text:list-item>
            <text:list-item>
              <text:p text:style-name="P81">Leveling</text:p>
            </text:list-item>
            <text:list-item>
              <text:p text:style-name="P82">Revival</text:p>
            </text:list-item>
            <text:list-item>
              <text:p text:style-name="P83">Companions</text:p>
            </text:list-item>
          </text:list>
        </text:list-item>
        <text:list-item>
          <text:p text:style-name="P84">Combat</text:p>
          <text:list text:continue-numbering="true">
            <text:list-item>
              <text:p text:style-name="P85">Magic</text:p>
            </text:list-item>
            <text:list-item>
              <text:p text:style-name="P86">1-handed weapons</text:p>
            </text:list-item>
            <text:list-item>
              <text:p text:style-name="P87">2-handed weapons</text:p>
            </text:list-item>
            <text:list-item>
              <text:p text:style-name="P88">Ranged weapons</text:p>
            </text:list-item>
          </text:list>
        </text:list-item>
        <text:list-item>
          <text:p text:style-name="P89">Armor</text:p>
          <text:list text:continue-numbering="true">
            <text:list-item>
              <text:p text:style-name="P90">Light</text:p>
            </text:list-item>
            <text:list-item>
              <text:p text:style-name="P91">Medium</text:p>
            </text:list-item>
            <text:list-item>
              <text:p text:style-name="P92">Heavy</text:p>
            </text:list-item>
            <text:list-item>
              <text:p text:style-name="P93">Magic</text:p>
            </text:list-item>
          </text:list>
        </text:list-item>
        <text:list-item>
          <text:p text:style-name="P94">Bosses</text:p>
        </text:list-item>
        <text:list-item>
          <text:p text:style-name="P95">Elementen</text:p>
        </text:list-item>
        <text:list-item>
          <text:p text:style-name="P96">Levels</text:p>
          <text:list text:continue-numbering="true">
            <text:list-item>
              <text:p text:style-name="P97">Environment</text:p>
            </text:list-item>
            <text:list-item>
              <text:p text:style-name="P98">Progressie</text:p>
            </text:list-item>
          </text:list>
        </text:list-item>
        <text:list-item>
          <text:p text:style-name="P99">Artstyle</text:p>
          <text:list text:continue-numbering="true">
            <text:list-item>
              <text:p text:style-name="P100">Look and feel</text:p>
            </text:list-item>
          </text:list>
        </text:list-item>
        <text:list-item>
          <text:p text:style-name="P101">Items</text:p>
        </text:list-item>
        <text:list-item>
          <text:p text:style-name="P102">Rust Plaats</text:p>
          <text:list text:continue-numbering="true">
            <text:list-item>
              <text:p text:style-name="P103">Shops</text:p>
            </text:list-item>
            <text:list-item>
              <text:p text:style-name="P104">Bloedbad</text:p>
            </text:list-item>
            <text:list-item>
              <text:p text:style-name="P105">Bed</text:p>
            </text:list-item>
            <text:list-item>
              <text:p text:style-name="P106">Bar</text:p>
            </text:list-item>
          </text:list>
        </text:list-item>
        <text:list-item>
          <text:p text:style-name="P107">NPC’s</text:p>
        </text:list-item>
      </text:list>
      <text:p text:style-name="P108">Concepten</text:p>
      <text:p text:style-name="Standaard">In dit hoofdstuk gaan we concepten verzinnen. Aan het begin van de zomervakantie is de bedoeling dat we 1 concreet concept hebben gekozen. Dit concept zal dan verder verwerkt worden. Om een concept toe te voegen schrijf je zoals gewoonlijk je naam en datum erboven. Zie het eerste concept om te zien hoe.</text:p>
      <text:p text:style-name="P109">Globaal Concept</text:p>
      <text:p text:style-name="Standaard">Dit concept gaat erover dat de speler in Hel is beland en in een toren zit. De speler moet de tegenstanders op iedere vloer van de toren zien te verslaan, dit zal dan op meerdere manieren kunnen aanhankelijk van de boss mechanic. Het spel gaat er niet over dat speler naar de Hemel kan gaan, maar dat de speler de hoogste rang in Hels leger. De game eindigt wanneer de speler sterft. Zie Game Mechanics voor meer informatie.</text:p>
      <text:p text:style-name="P110">Game Mechanics</text:p>
      <text:p text:style-name="Standaard">Dit hoofdstuk gaat over de globale mechanics van het spel. Zoals het doel van de spel, de doelen van de minigames en de algemene funcites zoals onze currency.</text:p>
      <text:p text:style-name="P111">Doelen</text:p>
      <text:p text:style-name="Standaard">Het hoofd doel van ons spel zal worden dat de speler de laatste vloer overwint en zo de hoogste rang ontvangt. Andere doelen kunnen zijn dat de speler highscores probeert te krijgen bij onze minigames of een bepaalde built creëren voor pvp of co-op.<text:s/></text:p>
      <text:p text:style-name="Standaard">Wanneer de speler gedood wordt zal het spel eindigen en zal de speler zijn rang in hel ontvangen. En moet de speler opnieuw bij de eerste vloer beginnen. Dit is te voorkomen door een revival mechanic. Dit mechanic zal ervoor zorgen dat de speler niet helemaal opnieuw hoeft te beginnen, maar op de zelfde vloer of een paar vloeren lager.</text:p>
      <text:p text:style-name="Standaard">Om naar de volgende vloer te komen moet de speler aan een twee eisen voldoen. De speler moet de boss van dat vloer verslagen hebben en voldoende penance kunnen betalen voor de tol. Hier geld de regel: De hoger je zit, des te hoger de tol wordt. In het begin zal de speler<text:s/><text:soft-page-break/>meer dan genoeg penance krijgen van alleen de boss, maar later zal dit steeds minder worden en zal de speler het bij moeten vullen door middel van minigames.</text:p>
      <text:p text:style-name="P112">Currency</text:p>
      <text:p text:style-name="Standaard">Ons currency heet voor nu maar penance. Penance wordt op verschillende manieren verkregen en kan aan verschillende dingen worden uitgegeven. Het belangrijkste waar het aan uitgegeven kan worden is de deur naar de volgende vloer. Hieronder volgt een lijst waar penance nog meer aan wordt gebruikt.</text:p>
      <text:list text:style-name="LFO11" text:continue-numbering="true">
        <text:list-item>
          <text:p text:style-name="P113">Om skills te levelen</text:p>
        </text:list-item>
        <text:list-item>
          <text:p text:style-name="P114">Om items te kopen</text:p>
        </text:list-item>
        <text:list-item>
          <text:p text:style-name="P115">Om NPC’s te levelen</text:p>
        </text:list-item>
        <text:list-item>
          <text:p text:style-name="P116">Voor bepaalde minigames</text:p>
        </text:list-item>
        <text:list-item>
          <text:p text:style-name="P117">Voor bepaalde magics</text:p>
        </text:list-item>
        <text:list-item>
          <text:p text:style-name="P118">Bij bepaalde weaponeffects</text:p>
        </text:list-item>
      </text:list>
      <text:p text:style-name="Standaard">Naast bossen verslaan zijn er uiteraard meerdere manieren om penance te krijgen. Hieronder volgt een lijst van deze manieren</text:p>
      <text:list text:style-name="LFO12" text:continue-numbering="true">
        <text:list-item>
          <text:p text:style-name="P119">Wanneer de speler ontvangt schade</text:p>
        </text:list-item>
        <text:list-item>
          <text:p text:style-name="P120">Wanneer de speler NPC’s vermoord</text:p>
        </text:list-item>
        <text:list-item>
          <text:p text:style-name="P121">Bij bepaalde objectives</text:p>
        </text:list-item>
        <text:list-item>
          <text:p text:style-name="P122">Door bepaalde items</text:p>
        </text:list-item>
        <text:list-item>
          <text:p text:style-name="P123">Minigames winnen</text:p>
        </text:list-item>
      </text:list>
      <text:p text:style-name="Standaard">Er zijn ook manieren om het aantal ontvangen penance te verhogen. Dit noemen we maar voor nu bonus penance. Hier volgt (weer) een lijst met de voorwaardes om bonus penance te ontvangen.</text:p>
      <text:list text:style-name="LFO13" text:continue-numbering="true">
        <text:list-item>
          <text:p text:style-name="P124">De minder health de speler heeft in vergelijking met zijn maximum health</text:p>
        </text:list-item>
        <text:list-item>
          <text:p text:style-name="P125">Door bepaalde items</text:p>
        </text:list-item>
        <text:list-item>
          <text:p text:style-name="P126">Door bepaalde weapons</text:p>
        </text:list-item>
        <text:list-item>
          <text:p text:style-name="P127">Door bepaalde magic</text:p>
        </text:list-item>
      </text:list>
      <text:p text:style-name="P128">Minigames</text:p>
      <text:p text:style-name="Standaard">Minigames zijn spelletjes die de speler kan doen om penance te ontvangen. Ook wordt dit gebruikt om de wat monotone eenvoud van onze game’s formule wat uit te dikken. De minigames heb ik wat gebasseerd op de spelen van de gladiatoren in oude Rome. Ook kunnen we gokspellen als minigames toevoegen.</text:p>
      <text:p text:style-name="Standaard"><text:s/>Minigame 1: Paard en wagen races, de speler zit nu in een wagen die getrokken wordt door 1 of meerdere paarden. De speler moet racen tegen andere paard en wagens. De speler kan zijn tegenstanders aanvallen door tegen ze aan te botsen. De race houdt na 3 etappes. De speler die finisht met de meeste kills is de winnaar. Door: Mack, 17-05-16</text:p>
      <text:soft-page-break/>
      <text:p text:style-name="Standaard">Minigame 2: Paardrennen weddenschap, in principe is dit met voorstel ter vervanging van Minigame 1. Mochten de artisten hier geen tijd voor hebben. Voor deze minigames hebben we namelijk geen models nodig. Alleen UI elementen. De speler kiest via de tabellen wie hij denkt dat zal winnen. Als de speler wint ontvangt hij penance op de zelfe manier als bij echte weddenschappen. Door: Mack, 17-05-16</text:p>
      <text:p text:style-name="Standaard">Minigame 3: Whack-a-mole, de speler moet in een bepaalde tijd whack-a-mole spelen. De speler moet een minimale score behalen om zijn penance te verdienen. We kunnen deze minigame models gebruiken of ook met alleen UI elementen maken. Dit hangt ook van de artists af. Door: Mack, 17-05-16</text:p>
      <text:p text:style-name="P129">Player</text:p>
      <text:p text:style-name="Standaard">De player karakter wordt bestuurd door middel van een gamepad (xbox-based). Voor nu kunnen we beter maar 1 geslacht aan houden. Of dit nou mannelijk of vrouwelijk is maakt op zich niet zoveel uit. Later kunnen we kijken of we misschien een tweede geslacht erin kunnen doen zodat de speler uit twee geslachten kan kiezen.<text:s/></text:p>
      <text:p text:style-name="Standaard">De player karakter is een ziel die in Hel beland is en in het begin naakt tegen de eerste boss moet vechten. Na de eerste boss krijgt de speler genoeg penance om bij de shops items te kopen, verder te gaan naar de volgende vloer en minstens 5 skilllevels levelen.</text:p>
      <text:p text:style-name="P130">Skills</text:p>
      <text:p text:style-name="Standaard">De speler kan met penance, de levels van zijn skills verhogen. Het verhogen skills geeft een ander effect per skill verhoogd. Hieronder zijn alinea’s die uitleggen welke skills er zijn en waar ze voor gebruikt worden. Maar eerst komt er nog een lijst van welke skills er zijn.</text:p>
      <text:list text:style-name="LFO14" text:continue-numbering="true">
        <text:list-item>
          <text:p text:style-name="P131">Health</text:p>
        </text:list-item>
        <text:list-item>
          <text:p text:style-name="P132">Stamina</text:p>
        </text:list-item>
        <text:list-item>
          <text:p text:style-name="P133">Knowledge</text:p>
        </text:list-item>
        <text:list-item>
          <text:p text:style-name="P134">Strength</text:p>
        </text:list-item>
        <text:list-item>
          <text:p text:style-name="P135">Dexterity</text:p>
        </text:list-item>
        <text:list-item>
          <text:p text:style-name="P136">Accuracy</text:p>
        </text:list-item>
        <text:list-item>
          <text:p text:style-name="P137">Faith</text:p>
        </text:list-item>
        <text:list-item>
          <text:p text:style-name="P138">Resistance</text:p>
        </text:list-item>
        <text:list-item>
          <text:p text:style-name="P139">Tolerance</text:p>
        </text:list-item>
        <text:list-item>
          <text:p text:style-name="P140">Will</text:p>
        </text:list-item>
      </text:list>
      <text:p text:style-name="P141">Health</text:p>
      <text:p text:style-name="Standaard">Health is de skill die de player’s hitpoints bepaald. De player kan op verscheidene manieren hitpoints verliezen. Door schade te krijgen van enemies, door het activeren van magic of door de specials van bepaalde wapens. De speler kan zijn hitpoints herstellen doormiddel van bepaalde items, voornamelijk healing items (maar dit kan ook overtijd gebeuren doormiddel van andere items). De speler kan zonder items maar op 1 manier zijn hitpoints herstellen. Door in de bloedbad van de rustplek te rusten.</text:p>
      <text:soft-page-break/>
      <text:p text:style-name="P142">Stamina</text:p>
      <text:p text:style-name="Standaard">Stamina bepaald de spelers movementpoints. Met movementpoints kan de speler rennen, aanvallen, ontwijken en aanvallen blokken. In tegenstelling tot healthpoints heeft de speler geen item nodig om movementpoints te herstellen. Dit gebeurd van zelf over een bepaalde tijd. Het maakt niet uit hoeveel movementpoints de speler heeft het zal altijd even snel herstellen.<text:s/></text:p>
      <text:p text:style-name="Standaard">Wanneer de speler voor een lange tijd niet zijn movementpoints helemaal laat herstellen. Zal de herstellingstijd langer duren. Tot dat een maximum is bereikt doormiddel van depletion. Met behulp van items kan de speler de herstellingstijd van zijn movementpoints verhogen of meteen een bepaalde aantal movementpoints herstellen.</text:p>
      <text:p text:style-name="P143">Knowledge</text:p>
      <text:p text:style-name="Standaard"><text:span text:style-name="T144">Knowledge bepaald de critical damage van magics.<text:s/></text:span>Het kan ook magic perks unlocken. <text:s/>Zie het hoofdstuk “Magic” voor meer informatie.</text:p>
      <text:p text:style-name="P145">Strength</text:p>
      <text:p text:style-name="Standaard">Strength bepaald de basepower van de speler. De hoogte van de spelers basepower ligt aan de hoogte van strength. Weapons gebruiken strength om hun perks te unlocken, zie voor meer informatie hierover het hoofdstuk “Weapons”.<text:s/></text:p>
      <text:p text:style-name="P146">Dexterity</text:p>
      <text:p text:style-name="Standaard">Dexterity wordt net als strength gebruikt om bepaalde weapon perks te unlocken. Ook bepaald Dexterity de speler’s base critical damage.</text:p>
      <text:p text:style-name="P147">Accuracy</text:p>
      <text:p text:style-name="Standaard">Accuracy bepaald de critical damage van ranged weapons. Accuracy vertraagd ook tevens de slijtage van wapens en verhoogd de spelers critical hit chance voor alle disciplines. Je kunt met accuracy ook de perks van ranged weapons unlocken.</text:p>
      <text:p text:style-name="P148">Faith</text:p>
      <text:p text:style-name="Standaard">Faith wordt gebruikt om de effecten van bepaalde status effecten van bepaalde elementen te verminderen. Ook verlaagd faith drop chances voor item drops.</text:p>
      <text:p text:style-name="P149">Resistance</text:p>
      <text:p text:style-name="Standaard">Resistance verhoogd de speler zijn weerstand tegen opgevangen schade. Deze skil verhoogd niet de weerstand tegen schade ontvangen van magic.</text:p>
      <text:p text:style-name="P150">Tolerance</text:p>
      <text:p text:style-name="Standaard">Verhoogd het aantal penance dat een speler ontvangt van opgevangen schade. Dit skill verlaagd de resistance van de speler.</text:p>
      <text:p text:style-name="P151">Will</text:p>
      <text:p text:style-name="Standaard">Will wordt gebruikt voor de companions, zie voor meer informatie het hoofdstuk “Companions”. Het unlocked companion perks en bepaald hoe ver een companion voor jouw wilt gaan. Ook zorgt het ervoor dat je nieuwe companions kunt krijgen.</text:p>
      <text:soft-page-break/>
      <text:p text:style-name="P152">Leveling</text:p>
      <text:p text:style-name="Standaard">Leveling gebeurd in de players status menu. Het levelen van een skill gaat bijna op hetzelfde manier als het levelen in de Dark Souls series. Je “koopt” zeg maar een level met je penance. Voor elke skill verhoogd stijgt de players character level, dit is een getal dat alleen de progressie van de speler laat zien. Dit level staat gelijk aan de aantal skill levels bij elkaar opgeteld. Zie hieronder voor een voorbeeld voor de layout. Houd in gedachte dat dit slechts een grof voorbeeld is.</text:p>
      <text:p text:style-name="P153">Player level:<text:s/><text:tab/>41/41</text:p>
      <text:p text:style-name="P154">Health:<text:tab/><text:tab/>5/5<text:line-break/>Stamina:<text:tab/>3/3<text:line-break/>Knowledge:<text:tab/>2/2<text:line-break/>Strength:<text:tab/>7/7<text:line-break/>Dexterity:<text:tab/>8/8<text:line-break/>Accuracy:<text:tab/>3/3<text:line-break/>Faith:<text:tab/><text:tab/>1/1<text:line-break/>Resistance:<text:tab/>4/4<text:line-break/>Tolerance:<text:tab/>2/2<text:line-break/>Will:<text:tab/><text:tab/>2/2</text:p>
      <text:p text:style-name="Standaard">Je vraagt je zeker af waarom de levels met twee dezelfde getallen zijn genoteerd. De rechter getal geeft aan wat de true level van de skill in. Dit getal zal alleen veranderen wanneer de speler de skill geleveld heeft. De rechter getal geeft de active level aan, de active level kan veranderen met effecten van items, curses, weapon en etc. Active level wordt gebruikt om de unlocks, base damage en de overige effecten van de skills te bepalen. True level wordt alleen gebruikt als een soort van anker waar active level naar toe gekoppeld kan worden.</text:p>
      <text:p text:style-name="Standaard">Simpel gezegd betekent dit gewoon dat de speler in 1 simpel oog opslag kan zien welke skills geeffecteerd zijn door effecten. Zie voorbeeld hieronder hoe het eruit zou zien.</text:p>
      <text:p text:style-name="Standaard">Player level:<text:s/><text:tab/>34/41</text:p>
      <text:p text:style-name="P155">Health:<text:tab/><text:tab/>3/5<text:line-break/>Stamina:<text:tab/>2/3<text:line-break/>Knowledge:<text:tab/>5/2<text:line-break/>Strength:<text:tab/>4/7<text:line-break/>Dexterity:<text:tab/>8/8<text:line-break/>Accuracy:<text:tab/>3/3<text:line-break/>Faith:<text:tab/><text:tab/>0/1<text:line-break/>Resistance:<text:tab/>4/4<text:line-break/>Tolerance:<text:tab/>2/2<text:line-break/>Will:<text:tab/><text:tab/>3/2</text:p>
      <text:p text:style-name="Standaard">Hier zie je het dus uitgebeeld. Zoals eerder vermeld de rechter getallen vernaderen niet, maar de linker wel. We zouden dit effect ook met kleuren kunnen coordineren. Als de level van een skill hoger is dan zijn true level kleuren we het groen en lager wordt de kleur rood. Nadeel van dit systeem zou zijn dat de speler niet meteen kan zien wat zijn true level is. Alleen dat het hoger of lager is. Zoals hieronder:</text:p>
      <text:p text:style-name="Standaard">Player level:<text:s/><text:tab/><text:span text:style-name="T156">34</text:span></text:p>
      <text:soft-page-break/>
      <text:p text:style-name="Standaard"><text:span text:style-name="T157">Health:</text:span><text:span text:style-name="T158"><text:tab/></text:span><text:span text:style-name="T159"><text:tab/></text:span><text:span text:style-name="T160">3</text:span><text:span text:style-name="T161"><text:line-break/>Stamina:</text:span><text:span text:style-name="T162"><text:tab/></text:span><text:span text:style-name="T163">2</text:span><text:span text:style-name="T164"><text:line-break/>Knowledge:</text:span><text:span text:style-name="T165"><text:tab/></text:span><text:span text:style-name="T166">5</text:span><text:span text:style-name="T167"><text:line-break/>Strength:</text:span><text:span text:style-name="T168"><text:tab/></text:span><text:span text:style-name="T169">4</text:span><text:span text:style-name="T170"><text:line-break/>Dexterity:</text:span><text:span text:style-name="T171"><text:tab/>8</text:span><text:span text:style-name="T172"><text:line-break/>Accuracy:</text:span><text:span text:style-name="T173"><text:tab/>3</text:span><text:span text:style-name="T174"><text:line-break/>Faith:</text:span><text:span text:style-name="T175"><text:tab/></text:span><text:span text:style-name="T176"><text:tab/></text:span><text:span text:style-name="T177">0</text:span><text:span text:style-name="T178"><text:line-break/>Resistance:</text:span><text:span text:style-name="T179"><text:tab/>4</text:span><text:span text:style-name="T180"><text:line-break/>Tolerance:</text:span><text:span text:style-name="T181"><text:tab/>2</text:span><text:span text:style-name="T182"><text:line-break/>Will:</text:span><text:span text:style-name="T183"><text:tab/></text:span><text:span text:style-name="T184"><text:tab/></text:span><text:span text:style-name="T185">3</text:span></text:p>
      <text:p text:style-name="Standaard">Merk dat de linker getal verwijdert en is het makkelijker is op het oog geworden. De getallen die gelijk staan met hun true level zijn zwart gebleven, terwijl de rest de kleuren hebben die corresponderen met hun hoogte ter vergelijking met hun true level.</text:p>
      <text:p text:style-name="Standaard">Revival</text:p>
      <text:p text:style-name="Standaard">Zoals eerder besproken in een vorige hoofdstuk, zal het spel eindigen wanneer de player sterft. Dit kan gebeuren wanneer 1 van de volgende voorwaardes getroffen zijn:<text:s/></text:p>
      <text:list text:style-name="LFO15" text:continue-numbering="true">
        <text:list-item>
          <text:p text:style-name="P186">Wanneer de player geen hitpoints meer heeft.</text:p>
        </text:list-item>
        <text:list-item>
          <text:p text:style-name="P187">Door een effect van een curse.</text:p>
        </text:list-item>
      </text:list>
      <text:p text:style-name="Standaard">Voor nu zijn er geen andere voorwaardes dan deze twee. Maar jullie kunnen zelf nieuwe voorwaardes toevoegen, mochten jullie dat willen. Maar dit hoofdstuk heet “Revival” voor een reden. Namelijk hoe de speler een Game Over kan voorkomen. Dit kan door gebruik van speciale items genaamd phylactery. Phylactery zijn een type items die ervoor zorgen dat de speler zichzelf kan resurrecten.<text:s/></text:p>
      <text:p text:style-name="Standaard">Phylacteries komen voor in verschillende vormen. Een NPC die inruil voor penance jouw wilt saven. Items die breken op het moment van de dood. Hoe dan ook de Phylactery is altijd eenmalig en moet opnieuw verkegen worden (via item drops of trade). Zie de supplement book “Book of Rituals” voor voorstellen van Phylacteries.</text:p>
      <text:p text:style-name="P188">Companions</text:p>
      <text:p text:style-name="Standaard">Companions zijn NPC’s die samen met de speler de boss vecht. De speler kan voor nu tot twee verschillende companions hebben. Companions kunnen levelen, maar ook dood gaan. Companions hebben allemaal een lager level cap van ongeveer 10-20. De companion levelt altijd 1 level na het verslaan van een boss, mits hij in dat gevecht zat. Daarnaast kan de speler de companion ook level met behulp van penance. De speler levelt geen skills van een companion maar alleen de level van de companion. In script zullen we gewoon een standaard verhoging geven aan de skills per level voor de companions.</text:p>
      <text:p text:style-name="Standaard">Maar net als hoe het Game Over is voor de speler, zal de companion ook niet terugkeren naar zijn/haar dood. Dit kan voorkomen worden door het gebruik van phylacteries voor companions. Hoewel dit wel duur kan worden voor de speler, maar hey low risk - low reward.</text:p>
      <text:p text:style-name="Standaard">Companions zijn op verschillende manieren te krijgen. Via shops, wanneer je de NPC hebt gered van een boss fight of wanneer de speler een hoge fame heeft kunnen ze komen om bij hemaan te sluiten. Fame wordt behaald door de objectives, bonussen en de boss verslaan. Ook kun je met de combinatie van speciale items en de benodigde will level, enemies subjugaten.</text:p>
      <text:soft-page-break/>
      <text:p text:style-name="Standaard">Om enemies te subjugaten moet de speler een hoog genoege will level hebben en gebruikmaken van items die hier effect op hebben. Subjugated enemies kunnen twee verschillende dingen doen. Voor de gedurende boss fight zullen voor jouw vechten of ze zullen uit de arena proberen te komen, doormiddel van zelfmoord. De kans tussen deze twee effecten is niet 50/50 maar verschilt per enemy.</text:p>
      <text:p text:style-name="P189">Combat</text:p>
      <text:p text:style-name="Standaard">De combat wordt fast-paced en de speler moet zijn eigen combat-style ontwikkelen. Het heeft ongeveer de zelfde vorm als Dark Souls. De twee grote manieren waarop de speler kan vechten zijn close range en mid range. De wapens worden per arm gecontroleerd, elke arm wordt met de linker –en rechterschouderknoppen. De bovenste schouderknop doet een normale actie en de onderste schouderknop activeer een speciale actie. De speciale actie hoeft niet per se iets speciaals te doen, het kan ook gewoon een zwaarder aanval doen.<text:s/></text:p>
      <text:p text:style-name="Standaard">Elk weapon heeft zijn eigen moveset, net als in Dark Souls. Met de Y-knop (x-box based gamepad) kan de speler switchen tussen dual wielding en single wielding. Dual wielding is de standaard en eerste manier wat de speler ziet. In dual wielding draagt de speler 1 weapon of magic per arm (Net als Skyrim). Bij singlewielding zal de speler met het wapen in zijn rechter arm gaan vechten. Dit verandert de wapens moveset van 1-handed naar 2-handed en wordt de wapen een beetje sterker. Afhankelijk van wat in de linkerhand zat zal dat wapen inactief worden. Zie de hoofdstuk “Weapons” voor meer informatie.</text:p>
      <text:p text:style-name="Standaard">Naast het uitdelen van schade moet de speler ook voorkomen schade te krijgen. Dit kan doormiddel van blocken en dodgen. Blocken doet de speler doormiddel van bepaalde wapens of magics. De wapens waar ik het over heb zijn schilden (ja, ik zie schilden als een wapen. Waarom? Houdt het simpel.). Schilden blocken niet 100% van de schade en wanneer de speler blocked, wordt zijn movementpoints vermindert. De speler kan er ook voor kiezen om de aanval te ontwijken door de dodge button in te drukken(de B-knop). Hoe de speler dodge, door te rollen, springen of sidesteppen is nog niet bepaald. Maar het zou leuk zijn als elk wapen een eigen dodge-type bevat. Bijvoorbeeld een dagger zou de speler laten rollen terwijl een sabel de speler laat sidesteppen, maar dit staat nog helemaal open voor debat.</text:p>
      <text:p text:style-name="Standaard">De speler kan 2 presets van wapens bij zich hebben en door de linker joystick naar links en rechts bewegen kan de speler tussen weapons switchen.</text:p>
      <text:p text:style-name="P190">Magic</text:p>
      <text:p text:style-name="Standaard">De magic in onze spel bestaat uit meerder schools en elements. De school geeft aan wat voor soort mechanic de spells van dat magic hebben. De element geeft natuurlijk aan wat voor soort damage het doet. Voor meer informatie over elementen zie het hoofdstuk “Elementen”.</text:p>
      <text:p text:style-name="Standaard">Magic kan verkregen via items genaamd tomes. Tomeskunnen verkegen worden bij Shops, NPC’s en item drops. Vervolgens kan de speler in de bloedbad een tome selecteren en vervolgens zal de speler tatoeages op zijn geslecteerde arm. Om de tome zal opgeslagen worden in de bloedbad en wanneer de speler van magic wilt veranderen kan hij dat weer gewoon daar doen. In tegenstelling tot weapons kunnen magics niet buiten de bloedbad geswitch worden. De magic neemt 1 weaponslot in beslag en zal inactief gaan wanneer de speler een weapon draagt met dezelfde arm. Voorbeeld: de magic is actief in de spelers linker arm – de speler switch presets – de tatoeages stralen geen licht uit – speler draagt weapon.</text:p>
      <text:soft-page-break/>
      <text:p text:style-name="Standaard">Net als weapons hebben magics ook movesets. En net als weapons hebben magics normale acties en speciale acties.</text:p>
      <text:p text:style-name="P191">Schools</text:p>
      <text:p text:style-name="Standaard">Een school is een discipline van magic en bepaald hoe de magic zich gedraagd. Hieronder volgt een lijst met de schools die er zijn. Ik zal ze onder de lijst 1 voor 1 behandelen. Alle berekeningen van de krachten van spells staan niet vast. Ik heb maar wat bedacht zodat we een begin kunnen hebben. Als iemand een beter berekening wilt gebruiken ofzo zegt het maar.<text:s/></text:p>
      <text:list text:style-name="LFO16" text:continue-numbering="true">
        <text:list-item>
          <text:p text:style-name="P192">Imperial</text:p>
        </text:list-item>
        <text:list-item>
          <text:p text:style-name="P193">Invocation</text:p>
        </text:list-item>
        <text:list-item>
          <text:p text:style-name="P194">Evocation</text:p>
        </text:list-item>
        <text:list-item>
          <text:p text:style-name="P195">Illusory</text:p>
        </text:list-item>
        <text:list-item>
          <text:p text:style-name="P196">Sacrificial</text:p>
        </text:list-item>
        <text:list-item>
          <text:p text:style-name="P197">Abjuration</text:p>
        </text:list-item>
      </text:list>
      <text:p text:style-name="P198">Imperial</text:p>
      <text:p text:style-name="Standaard">Imperial school is een school dat het meest te vergelijken is met psychische manipulatie van de elementen. Denk hierbij aan psychische termen als pyrokinesis, telekinesis, cryokinesis en geokinesis. Maar dan inplaats van een mentale kracht is het in ons spel dus magisch. Imperial komt van het Latijns Imperium wat grof vertaald iets als “de kracht om te commanderen”. Magics van de imperial school zijn het meest elemtaal en gebruiken de makkelijkste mechanic. De naam is gebasseerd op dit artikel: en.wikipedia.org/wiki/imperium.</text:p>
      <text:p text:style-name="Standaard">Vergelijk dit type met de destruction magic van Skyrim, maar dan wat uitgebreider. Een regel voor de gemiddelde imperial magic is dat de normale acties simpele streams, spikes of ballen zijn van hun elementen. De speciale effect kan een elementale shield zijn rondom de speler, sterkere variant van de mornale actie of een andere mechanic.</text:p>
      <text:p text:style-name="Standaard">Normaal gesproken wordt de spelers movementpoints gebruikt, maar dit kan bij de speciale soorten imperial magics iets anders zijn. Imperial magics scaled met knowledge en sommige spells scalen ook nog met accuracy. De hoogte van de schade van imperial magic is als volgt.<text:s/><text:line-break/><text:span text:style-name="T199">magic damage = spell damage + magic base damage <text:s/>+ knowledge level * scale rate</text:span><text:span text:style-name="T200">.</text:span><text:span text:style-name="T201"><text:line-break/>magic damage dat scaled met accuracy = spell damage + magic base damage + (knowledge level + accuracy *scale rate).</text:span></text:p>
      <text:p text:style-name="P202">Invocation</text:p>
      <text:p text:style-name="Standaard">Magics van de invocation schools zijn voornamelijk self-buffs voor de speler. Invocation is gebasseerd op het fenomeen in het echte leven. Denk hierbij aan demonische en goddelijke oproepingen door je lichaam te geven aan de hogere kracht. Voor meer informatie hierover kun je en.wikipedia.org/wiki/invocation bezoeken.</text:p>
      <text:p text:style-name="Standaard">In principe is deze school het meeste vergelijken met de self-buffs van de meeste MMORPG’s, maar om het makkelijker te maken kun je hierbij denken aan de buff systeem van World of Warcraft. De gemiddelde invocation magic heeft uit zichzelf geen schadelijke acties zoals de imperial school. Invocation focust erop om de verscheidene attributen van de speler te vergroten en verlagen.</text:p>
      <text:soft-page-break/>
      <text:p text:style-name="Standaard">Er zijn 3 niveaus van invocation, elk niveau bepaald de sterkte van de buff en debuff. Invocation magic van de eerste niveau geeft een kleine buff voor een korte periode. De tweede niveau geeft een sterke buff maar geeft ook 1 of meerdere debuffs aan de speler. De duratie van dit niveau is kort tot gemiddeld. Het hoogste niveau geeft sterke 1 of meer buffs met 1 of minder debuffs. De lengte van het hoogste niveau is gemiddeld tot lang.</text:p>
      <text:p text:style-name="Standaard">De gemiddelde invocation magic gebruikt een combinatie van hitpoints en movementpoints.<text:s/>Invocation scaled met de spelers knowledge en will skills, hieronder volgt een berekening<text:s/>.<text:line-break/><text:span text:style-name="T203">(De)</text:span><text:span text:style-name="T204">Buff strength = spell buff strength +<text:s/></text:span><text:span text:style-name="T205">(</text:span><text:span text:style-name="T206">knowledge level * scale rate + will level * scale rate</text:span><text:span text:style-name="T207">)</text:span><text:span text:style-name="T208"><text:s/>/ 3</text:span><text:span text:style-name="T209">.</text:span><text:span text:style-name="T210"><text:line-break/></text:span>De 3 in de berekening is simpelweg een voorbeeld en kan later nog verandert worden.</text:p>
      <text:p text:style-name="P211">Evocation</text:p>
      <text:p text:style-name="Standaard">Evocation uit het echte leven lijkt op invocation,maar het grote verschil is dat bij evocation je de demonische en/of goddelijke krachten buiten jouw lichaam oproept. Denk hierbij aan de standaard summoning spells in bijna alle spellen. Voor meer informatie over de real life variant zie en.wikipedia.org/wiki/evocation.</text:p>
      <text:p text:style-name="Standaard">Simpel gezegd is evocation onze summoning. In tegenstelling tot andere games moet de speler eerst een summon circle maken(dit wordt gedaan met de speciale actie) dan vervolgens de circle aanvallen met de normale actie. Dit mechanic werkt op zo’n manier dat de succes van het oproepen van een familiar (zo heten onze summons) afhankelijk is van op wat voor terrain de summon circle is gelegd. Niet alleen bepaald dit het succes maar ook de sterkte van de familiar zelf. Ook als je de summon circle op het juiste terrain zet zal de familiar een terrain bonus krijgen.</text:p>
      <text:p text:style-name="Standaard">Summon circles zullen voor een lange tijd bestaan en kunnen niet verwoest worden (behalve door bosses die hierop specifiek zijn gedesigned). Hun bestaan duurt 3 keer langer dan de spells cooldown.</text:p>
      <text:p text:style-name="Standaard">Evocation heeft uit zijn eigen dus geen aanvallende of verdedigende vaardigheden. En het is helemaal afhankelijk van de krachten en vaardigheden van de familiar. Voor meer informatie over summoning en familiars moet je naar het hoofdstuk “Summoning” gaan.</text:p>
      <text:p text:style-name="Standaard">De kosten van de gemiddelde evocation magic is de spelers hitpoints. Evocation heeft ook een zeer grote cooldown vergeleken met andere schools.</text:p>
      <text:p text:style-name="P212">Illusory</text:p>
      <text:p text:style-name="Standaard">Illusory school is gebaseerd op real life goochelarij. Het focust op mobility van de speler en het crowd controllen van enemies. Crowd control houdt de volgende dingen in: stunnen, charmen, fearen etc.<text:s/></text:p>
      <text:p text:style-name="Standaard">Elk illusory magic heeft een crowd control en mobility spell. De crowd control wordt geactiveerd met de normale actie knop en de mobilty spell met de speciale knop. Mobility spells zorgen ervoor dat de speler hogere mobiliteit krijgt. Dit kan in 1 keer duren, als in een dash. Of overtijd als in een versnelling. De volgende dingen worden gezien als mobility spells: dash, blink, teleport, movementspeed verhogen en etc.</text:p>
      <text:p text:style-name="Standaard">Zoals je kunt zien zijn illusory magics gedesigned om de speler te beschermen door het voorkomen van schade op te vangen. Hoewel deze school gebruikt kan worden om de speler een veiliger omgeving te geven, heeft deze skill geen aanvallende of verdedigende<text:s/><text:soft-page-break/>mogelijkheden. Behalve dan als je de mobility spells gebruikt om dichterbij een enemy te komen.<text:s/></text:p>
      <text:p text:style-name="Standaard">De speler gebruikt movementpoints om beide types spells te activeren. Soms hebben de crowd control spells ook hitpoints nodig, maar das voor de hoge level spells.</text:p>
      <text:p text:style-name="P213">Sacrificial</text:p>
      <text:p text:style-name="Standaard">Magic uit de sacrifical school is gebaseerd op offerings<text:s/>rituelen van het echte leven.<text:s/>Net als hoe de evocation school eerst een summonings circle moet neerleggen, moet je met sacrificial school eerst een altaar maken. Voor meer info over opofferingen zie en.wikipedia.org/wiki/human_sacrifice of en.wikipedia.org/wiki/sacrifice.</text:p>
      <text:p text:style-name="Standaard">Altaren worden gemaakt met de speciale actie knop. Maar in plaats van<text:s/>kunnen kiezen waar de speler de altaar neerlegt, zal het altijd onder de speler komen. Vervolgens heeft de altaar een hoeveelheid damage stacks nodig om te activeren. Deze stacks bouwen op per een hoeveelheid van schade dat zich in de altaars range is opgevangen. De schade kan door zowel de speler als de enemies opgevangen worden voor dit effect. Binnen in de altaars bereik zal er een area of effect afspelen. Dit kan een debuff zijn voor de speler of enemies of juist een buff voor 1 van de twee partijen.</text:p>
      <text:p text:style-name="Standaard">Wanneer de altaar full stack is, zal speler zijn normale actie unlocken. De normale actie kan dan gebruikt worden voor zolang de altaar nog stacks heeft. De stacks beginnen af te tellen en kunnen niet bijgevuld worden totdat er geen stack meer over is. De speler hoeft niet bij de altaar in de buurt te zijn om gebruik te maken van de normale actie.</text:p>
      <text:p text:style-name="Standaard">De normale actie, of beter gezegd de spell die er aan vast zit kan van alles zijn. En verschilt per magic wat het zal doen. De spell is in ieder geval altijd sterk, of het nou aanvallend, verdedigend, boosted is maakt niet uit.</text:p>
      <text:p text:style-name="Standaard">Er is ook nog een andere vorm van een altaar, en dat zijn altaren gemaakt van NPC’s. De speler activeert simpelweg zijn speciale actie in de buurt van een NPC’s. De NPC moet wel opofferbaar zijn, anders krijgt de speler een melding dat ze onbruikbaar zijn voor een sacrfice. Vervolgens als de speler een bruikbare NPC sacrficed, zal de NPC de speler een constante buff geven. De buff wordt voor een lange periode aan de speler gegeven en als de speler de NPC sacrficed in de resting area zal deze buff niet verdwijnen nadat de speler de area heeft verlaten.</text:p>
      <text:p text:style-name="Standaard">De speler kan ook zijn normale actie gebruiken nadat hij een altaar gemaakt heeft van een NPC (net als bij de eerste type altaar). Maar de spells van de NPC-type altaar zijn minder sterk dan die van de AoE altaren. Een NPC die opgeofferd is zal niet meer kunnen communiceren met de speler. En zal na minstens een uur verdwijnen, waar na de speler een nieuwe altaar moet maken(de duur voor hoe lang een NPC altaar blijft verschilt natuurlijk per magic, maar 1 uur is de minimum).Let op enemies worden hier niet meegeteld als NPC. Denk hierbij aan shopkeepers en companions.</text:p>
      <text:p text:style-name="Standaard">Dus type-1 altaren zijn mobieler en sterker dan type-2 altaren, hoewel type-2 altaren langer een buff geven aan de speler en de altaren niet verdwijnen nadat de speler een area verlaat. De sacrificial school heeft een agressieve speelstijl, misschien zelfs agressiever dan de imperial school(zeker sterker voor een kortere periode). En hoewel het een zeer hoge power heeft, geeft het de speler weinig verdedigende hulp.</text:p>
      <text:soft-page-break/>
      <text:p text:style-name="Standaard">Er zijn geen kosten verbonden aan de type-1 speciale actie, behalve dan dat de speler moet proberen de altaars stacks te vullen. De type-2 speciale actie kost de speler niks. Wel verliest de speler een NPC waarmee hij kan communiceren. De kosten voor de normale actie bij beide types hang geheel af van de magic.</text:p>
      <text:p text:style-name="Standaard">Sacrificial magic scaled met de knowledge skill en de spells van de normale acties zullen met de magical base damage worden opgeteld, dus zoiets.<text:line-break/><text:span text:style-name="T214">AoE spell damage = knowledge skill * scale rate.<text:s/></text:span><text:span text:style-name="T215"><text:line-break/></text:span><text:span text:style-name="T216">Normale spell damage = knowledge skill * scale rate + (spell damage + magical base damage</text:span><text:span text:style-name="T217"><text:s/>* scale rate</text:span><text:span text:style-name="T218">)</text:span><text:span text:style-name="T219">.</text:span></text:p>
      <text:p text:style-name="P220">Abjuration</text:p>
      <text:p text:style-name="Standaard">Als de imperial school te vergelijken is met de destruction magic van Skyrim, dan is de abjuration school te vergelijken met de healing en alteration van Skyrim. Met een mix van Dark Souls miracles er doorheen. De real life gelijkenis heet ook abjuration en betekent zoiets als afzwering. Voor meer informatie hierover zie en.wikipedia.org/wiki/abjuration.</text:p>
      <text:p text:style-name="Standaard">De abjuration school houdt zich voornamelijk bezig met het herstellen van de spelers hitpoints, het versterken van de spelers verdediging en het beschadigen van enemies. De healing spells werken zoals je standaard healing spreuken in andere games. De speler ontvangt pas healing wanneer de speler schade heeft gedaan. Dit kan doormiddel van wapens die gecreëerd worden door de spell. Denk hierbij aan de bound bow en bound sword van Skyrim (<text:a xlink:href="http://elderscrolls.wikia.com/wiki/Bound_Bow_(Skyrim)" office:target-frame-name="_top" xlink:show="replace"><text:span text:style-name="Hyperlink">http://elderscrolls.wikia.com/wiki/Bound_Bow_(Skyrim)</text:span></text:a><text:s/>en<text:s/>http://elderscrolls.wikia.com/wiki/Bound_Sword_(Skyrim)).<text:s/></text:p>
      <text:p text:style-name="Standaard">De healing wapen heeft een zeer lage durability(zie hoofdstuk “Weapons” vor meer info)en zal meestal na 2 of 3 hits breken. Deze type wapens hebben net als de andere wapens 2 acties, speciaal en normaal. Alleen wanneer de speler dus zo’n healing wapen activeert met een spell zal de speler niet de andere spell van zijn magic kunnen activeren voor zolang dat wapen actief is. Healing wapens kunnen sneller gedeactiveerd worden door te switchen naar je andere weapon of als het in je linker arm hebt kun je switchen van 1-handed naar 2-handed. Net als de bound weapons van skyrim.</text:p>
      <text:p text:style-name="Standaard">Per schade uitegedeeld met de healing wapen zal de speler een paar hitpoints terugkrijgen. Het aantal hangt natuurlijk af van de spell zelf. Maar er is natuurlijk ook het verdedigingsaspect van deze school. En nee de speler zal niet zoiets als een bound shield maken (shields zijn weapons dus shields horen bij het healing aspect), nee de spells zullen een soort van armor rondom de speler creëren. Of een soort van shader effect, het maakt voor nu nog niet veel uit. Het is meer van wat de artists zelf willen doen.<text:s/></text:p>
      <text:p text:style-name="Standaard">Denk bij verdedigende spells aan de alteration spell oakflesh van Skyrim (<text:a xlink:href="http://elderscrolls.wikia.com/wiki/Oakflesh" office:target-frame-name="_top" xlink:show="replace"><text:span text:style-name="Hyperlink">http://elderscrolls.wikia.com/wiki/Oakflesh</text:span></text:a>). Verdedigende spells zijn spells die de spelers physical of magical defense verhoogd. Welke de spell verhoogd hangt natuurlijk af van de spell. Maar normaal gesproken zal een spell slechts 1 van de twee verhogen. Ook kunnen verdedigende spells een andere (de)buff geven aan de speler of zijn omgeving.<text:s/></text:p>
      <text:p text:style-name="Standaard">De spells kunnen ook een constructie creëren rondom de speler. Deze constructies zijn gebaseerd op hutten, spheres en simpele huisjes. Deze constructies zijn in principe een soort van wall die de enemies van de speler af duwt en buiten laten. Deze constructies zullen na een bepaalde aantal hits breken, of wanneer de speler eruit loopt. De constructies houden alleen 1 (van de 2) type schade tegen.</text:p>
      <text:soft-page-break/>
      <text:p text:style-name="Standaard">Het aanvallende aspect lijkt op de miracles force en wrath of the gods van Dark Souls(<text:a xlink:href="http://darksouls.wikia.com/wiki/Wrath_of_the_Gods" office:target-frame-name="_top" xlink:show="replace"><text:span text:style-name="Hyperlink">http://darksouls.wikia.com/wiki/Wrath_of_the_Gods</text:span></text:a>). Het zijn low damage spells die enemies weg duwen of stunnen. Dit aspect is niet supergroot of uitgebreid, aangezien de healing aspect ook al schade kan doen.</text:p>
      <text:p text:style-name="Standaard">Voor alle aspecten gebruikt de speler movementpoints om de spells te activeren. Abjuration is dus een low damage, low tot medium healing en hoge verdedeging.</text:p>
      <text:p text:style-name="Standaard">De abjuration school scaled met de faith skills van de speler. De base damage van de spells worden met de spelers magical base damage optegeld. Hier is ongeveer hoe de berekening eruit zou moeten zien:<text:s/><text:line-break/>Healing weapon damage =<text:s/>magical base damage van speler +<text:s/>damage van spell<text:s/>+ faith * scale rate.<text:line-break/><text:span text:style-name="T221">Damage spells damage = magical base damage / 2 + damage van spell + faith / 2 * scale.</text:span><text:span text:style-name="T222"><text:line-break/></text:span>De 2 in de tweede berekening staan niet vast en moet gewoon gezien worden<text:s/>als<text:s/>een voorbeeld.</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5-17T07:06:00Z</meta:creation-date>
    <dc:date>2016-05-20T13:57:00Z</dc:date>
    <meta:template xlink:href="Normal" xlink:type="simple"/>
    <meta:editing-cycles>463</meta:editing-cycles>
    <meta:editing-duration>PT191760S</meta:editing-duration>
    <meta:document-statistic meta:page-count="14" meta:paragraph-count="65" meta:word-count="5019" meta:character-count="32562" meta:row-count="230" meta:non-whitespace-character-count="27608"/>
  </office:meta>
</office:document-meta>
</file>